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6cm" svg:height="9.004cm" svg:x="15.163cm" svg:y="8.553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9.004cm" svg:x="17.198cm" svg:y="8.022cm">
            <draw:object draw:notify-on-update-of-ranges="Tabelle1.D1:Tabelle1.D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ORST</text:p>
          </table:table-cell>
          <table:table-cell office:value-type="float" office:value="0" calcext:value-type="float">
            <text:p>0</text:p>
          </table:table-cell>
          <table:table-cell table:formula="of:=[.B1]/[.B8]" office:value-type="float" office:value="0" calcext:value-type="float">
            <text:p>0</text:p>
          </table:table-cell>
          <table:table-cell table:formula="of:=0.5/3+3*[.C1]" office:value-type="float" office:value="0.166666666666667" calcext:value-type="float">
            <text:p>0,1666666667</text:p>
          </table:table-cell>
          <table:table-cell table:formula="of:=0.25+2*[.C1]" office:value-type="float" office:value="0.25" calcext:value-type="float">
            <text:p>0,25</text:p>
          </table:table-cell>
          <table:table-cell table:formula="of:=1/[.B10]+[.B10]*[.C1]" office:value-type="float" office:value="0.01" calcext:value-type="float">
            <text:p>0,01</text:p>
          </table:table-cell>
          <table:table-cell table:formula="of:=1/[.E1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]/[.B8]" office:value-type="float" office:value="0.142857142857143" calcext:value-type="float">
            <text:p>0,1428571429</text:p>
          </table:table-cell>
          <table:table-cell table:formula="of:=0.5/3+3*[.C2]" office:value-type="float" office:value="0.595238095238095" calcext:value-type="float">
            <text:p>0,5952380952</text:p>
          </table:table-cell>
          <table:table-cell table:formula="of:=0.25+2*[.C2]" office:value-type="float" office:value="0.535714285714286" calcext:value-type="float">
            <text:p>0,5357142857</text:p>
          </table:table-cell>
          <table:table-cell table:formula="of:=1/[.B10]+[.B10]*[.C2]" office:value-type="float" office:value="14.2957142857143" calcext:value-type="float">
            <text:p>14,2957142857</text:p>
          </table:table-cell>
          <table:table-cell table:formula="of:=1/[.E2]" office:value-type="float" office:value="1.86666666666667" calcext:value-type="float">
            <text:p>1,866666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3]/[.B8]" office:value-type="float" office:value="0.285714285714286" calcext:value-type="float">
            <text:p>0,2857142857</text:p>
          </table:table-cell>
          <table:table-cell table:formula="of:=0.5/3+3*[.C3]" office:value-type="float" office:value="1.02380952380952" calcext:value-type="float">
            <text:p>1,0238095238</text:p>
          </table:table-cell>
          <table:table-cell table:formula="of:=0.25+2*[.C3]" office:value-type="float" office:value="0.821428571428571" calcext:value-type="float">
            <text:p>0,8214285714</text:p>
          </table:table-cell>
          <table:table-cell table:formula="of:=1/[.B10]+[.B10]*[.C3]" office:value-type="float" office:value="28.5814285714286" calcext:value-type="float">
            <text:p>28,5814285714</text:p>
          </table:table-cell>
          <table:table-cell table:formula="of:=1/[.E3]" office:value-type="float" office:value="1.21739130434783" calcext:value-type="float">
            <text:p>1,217391304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4]/[.B8]" office:value-type="float" office:value="0.428571428571429" calcext:value-type="float">
            <text:p>0,4285714286</text:p>
          </table:table-cell>
          <table:table-cell table:formula="of:=0.5/3+3*[.C4]" office:value-type="float" office:value="1.45238095238095" calcext:value-type="float">
            <text:p>1,4523809524</text:p>
          </table:table-cell>
          <table:table-cell table:formula="of:=0.25+2*[.C4]" office:value-type="float" office:value="1.10714285714286" calcext:value-type="float">
            <text:p>1,1071428571</text:p>
          </table:table-cell>
          <table:table-cell table:formula="of:=1/[.B10]+[.B10]*[.C4]" office:value-type="float" office:value="42.8671428571429" calcext:value-type="float">
            <text:p>42,8671428571</text:p>
          </table:table-cell>
          <table:table-cell table:formula="of:=1/[.E4]" office:value-type="float" office:value="0.903225806451613" calcext:value-type="float">
            <text:p>0,9032258065</text:p>
          </table:table-cell>
        </table:table-row>
        <table:table-row table:style-name="ro1">
          <table:table-cell office:value-type="string" calcext:value-type="string">
            <text:p>UNCHANGED</text:p>
          </table:table-cell>
          <table:table-cell office:value-type="float" office:value="4" calcext:value-type="float">
            <text:p>4</text:p>
          </table:table-cell>
          <table:table-cell table:formula="of:=[.B5]/[.B8]" office:value-type="float" office:value="0.571428571428571" calcext:value-type="float">
            <text:p>0,5714285714</text:p>
          </table:table-cell>
          <table:table-cell table:formula="of:=0.5/3+3*[.C5]" office:value-type="float" office:value="1.88095238095238" calcext:value-type="float">
            <text:p>1,880952381</text:p>
          </table:table-cell>
          <table:table-cell table:formula="of:=0.25+2*[.C5]" office:value-type="float" office:value="1.39285714285714" calcext:value-type="float">
            <text:p>1,3928571429</text:p>
          </table:table-cell>
          <table:table-cell table:formula="of:=1/[.B10]+[.B10]*[.C5]" office:value-type="float" office:value="57.1528571428571" calcext:value-type="float">
            <text:p>57,1528571429</text:p>
          </table:table-cell>
          <table:table-cell table:formula="of:=1/[.E5]" office:value-type="float" office:value="0.717948717948718" calcext:value-type="float">
            <text:p>0,717948717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6]/[.B8]" office:value-type="float" office:value="0.714285714285714" calcext:value-type="float">
            <text:p>0,7142857143</text:p>
          </table:table-cell>
          <table:table-cell table:formula="of:=0.5/3+3*[.C6]" office:value-type="float" office:value="2.30952380952381" calcext:value-type="float">
            <text:p>2,3095238095</text:p>
          </table:table-cell>
          <table:table-cell table:formula="of:=0.25+2*[.C6]" office:value-type="float" office:value="1.67857142857143" calcext:value-type="float">
            <text:p>1,6785714286</text:p>
          </table:table-cell>
          <table:table-cell table:formula="of:=1/[.B10]+[.B10]*[.C6]" office:value-type="float" office:value="71.4385714285714" calcext:value-type="float">
            <text:p>71,4385714286</text:p>
          </table:table-cell>
          <table:table-cell table:formula="of:=1/[.E6]" office:value-type="float" office:value="0.595744680851064" calcext:value-type="float">
            <text:p>0,595744680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7]/[.B8]" office:value-type="float" office:value="0.857142857142857" calcext:value-type="float">
            <text:p>0,8571428571</text:p>
          </table:table-cell>
          <table:table-cell table:formula="of:=0.5/3+3*[.C7]" office:value-type="float" office:value="2.73809523809524" calcext:value-type="float">
            <text:p>2,7380952381</text:p>
          </table:table-cell>
          <table:table-cell table:formula="of:=0.25+2*[.C7]" office:value-type="float" office:value="1.96428571428571" calcext:value-type="float">
            <text:p>1,9642857143</text:p>
          </table:table-cell>
          <table:table-cell table:formula="of:=1/[.B10]+[.B10]*[.C7]" office:value-type="float" office:value="85.7242857142857" calcext:value-type="float">
            <text:p>85,7242857143</text:p>
          </table:table-cell>
          <table:table-cell table:formula="of:=1/[.E7]" office:value-type="float" office:value="0.509090909090909" calcext:value-type="float">
            <text:p>0,5090909091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7" calcext:value-type="float">
            <text:p>7</text:p>
          </table:table-cell>
          <table:table-cell table:formula="of:=[.B8]/[.B8]" office:value-type="float" office:value="1" calcext:value-type="float">
            <text:p>1</text:p>
          </table:table-cell>
          <table:table-cell table:formula="of:=0.5/3+3*[.C8]" office:value-type="float" office:value="3.16666666666667" calcext:value-type="float">
            <text:p>3,1666666667</text:p>
          </table:table-cell>
          <table:table-cell table:formula="of:=0.25+2*[.C8]" office:value-type="float" office:value="2.25" calcext:value-type="float">
            <text:p>2,25</text:p>
          </table:table-cell>
          <table:table-cell table:formula="of:=1/[.B10]+[.B10]*[.C8]" office:value-type="float" office:value="100.01" calcext:value-type="float">
            <text:p>100,01</text:p>
          </table:table-cell>
          <table:table-cell table:formula="of:=1/[.E8]" office:value-type="float" office:value="0.444444444444444" calcext:value-type="float">
            <text:p>0,444444444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OOST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3"/>
          <table:table-cell table:formula="of:=[.D7]/[.D6]*1.61" office:value-type="float" office:value="1.90876288659794" calcext:value-type="float">
            <text:p>1,9087628866</text:p>
          </table:table-cell>
          <table:table-cell table:number-columns-repeated="3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.00.0000</text:date>, <text:time style:data-style-name="N2" text:time-value="17:04:23.08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7:01:55.154000000</meta:creation-date>
    <dc:date>2015-12-11T20:25:17.666000000</dc:date>
    <meta:editing-duration>PT4H21M56S</meta:editing-duration>
    <meta:editing-cycles>2</meta:editing-cycles>
    <meta:generator>LibreOffice/4.3.7.2$Windows_x86 LibreOffice_project/8a35821d8636a03b8bf4e15b48f59794652c68ba</meta:generator>
    <meta:document-statistic meta:table-count="2" meta:cell-count="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legend chart:legend-position="end" svg:x="-0.21cm" svg:y="-0.001cm" style:legend-expansion="high" chart:style-name="ch2"/>
        <chart:plot-area chart:style-name="ch3" svg:x="0cm" svg:y="0cm" svg:width="-32.767cm" svg:height="-32.767cm">
          <chartooo:coordinate-region svg:x="1.435cm" svg:y="0.488cm" svg:width="11.845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legend chart:legend-position="end" svg:x="13.333cm" svg:y="4.203cm" style:legend-expansion="high" chart:style-name="ch2"/>
        <chart:plot-area chart:style-name="ch3" table:cell-range-address="Tabelle1.D1:Tabelle1.D8" svg:x="0.32cm" svg:y="0.18cm" svg:width="12.693cm" svg:height="8.645cm">
          <chartooo:coordinate-region svg:x="1.047cm" svg:y="0.379cm" svg:width="11.87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D1:Tabelle1.D8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6666666666667">
                <text:p>0.166666666666667</text:p>
                <draw:g>
                  <svg:desc>Tabelle1.D1:Tabelle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5238095238095">
                <text:p>0.5952380952380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2380952380952">
                <text:p>1.02380952380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5238095238095">
                <text:p>1.452380952380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8095238095238">
                <text:p>1.880952380952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0952380952381">
                <text:p>2.30952380952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3809523809524">
                <text:p>2.73809523809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6666666666667">
                <text:p>3.1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